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12.481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b2b2b2" fo:padding="0.101cm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  <style:map style:condition="cell-content()=&quot;passed&quot;" style:apply-style-name="Good" style:base-cell-address="suites.A1"/>
    </style:style>
    <style:style style:name="ce4" style:family="table-cell" style:parent-style-name="Good">
      <style:table-cell-properties style:text-align-source="fix" style:repeat-content="false" fo:border="0.74pt solid #b2b2b2"/>
      <style:paragraph-properties fo:text-align="center" fo:margin-left="0cm"/>
      <style:map style:condition="cell-content()=&quot;passed&quot;" style:apply-style-name="Good" style:base-cell-address="suites.A1"/>
    </style:style>
    <style:style style:name="ce5" style:family="table-cell" style:parent-style-name="Default">
      <style:table-cell-properties fo:border="0.74pt solid #b2b2b2" fo:padding="0.101cm"/>
      <style:map style:condition="cell-content()=&quot;passed&quot;" style:apply-style-name="Good" style:base-cell-address="suites.A1"/>
    </style:style>
    <style:style style:name="ce9" style:family="table-cell" style:parent-style-name="Default">
      <style:table-cell-properties fo:border="0.74pt solid #b2b2b2" fo:padding="0.101cm"/>
      <style:map style:condition="is-true-formula([.A2]=passed)" style:apply-style-name="Warning" style:base-cell-address="suites.A2"/>
      <style:map style:condition="cell-content()=0" style:apply-style-name="Warning" style:base-cell-address="suites.A2"/>
    </style:style>
    <style:style style:name="ce10" style:family="table-cell" style:parent-style-name="Default">
      <style:table-cell-properties style:text-align-source="fix" style:repeat-content="false" fo:border="0.74pt solid #b2b2b2" fo:padding="0.101cm" style:rotation-align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  <style:map style:condition="cell-content()=&quot;passed&quot;" style:apply-style-name="Good" style:base-cell-address="suites.A1"/>
    </style:style>
    <style:style style:name="ce11" style:family="table-cell" style:parent-style-name="Default">
      <style:table-cell-properties fo:border="0.74pt solid #b2b2b2" fo:padding="0.101cm" style:rotation-align="none"/>
      <style:map style:condition="cell-content()=&quot;passed&quot;" style:apply-style-name="Good" style:base-cell-address="suites.A1"/>
    </style:style>
    <style:style style:name="ce12" style:family="table-cell" style:parent-style-name="Default">
      <style:table-cell-properties fo:border="0.74pt solid #b2b2b2" fo:padding="0.101cm" style:rotation-align="none"/>
      <style:map style:condition="is-true-formula([.A2]=passed)" style:apply-style-name="Warning" style:base-cell-address="suites.A2"/>
      <style:map style:condition="cell-content()=0" style:apply-style-name="Warning" style:base-cell-address="suites.A2"/>
    </style:style>
    <style:style style:name="ce13" style:family="table-cell" style:parent-style-name="Default">
      <style:table-cell-properties fo:border="0.74pt solid #b2b2b2" fo:padding="0.101cm"/>
      <style:text-properties style:font-name="Arial" style:font-name-complex="Arial"/>
      <style:map style:condition="cell-content()=&quot;passed&quot;" style:apply-style-name="Good" style:base-cell-address="suites.A1"/>
    </style:style>
    <style:style style:name="ce14" style:family="table-cell" style:parent-style-name="Default">
      <style:table-cell-properties fo:border="0.74pt solid #b2b2b2" fo:padding="0.101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  <style:map style:condition="cell-content()=&quot;passed&quot;" style:apply-style-name="Good" style:base-cell-address="suites.A1"/>
    </style:style>
    <style:style style:name="ce16" style:family="table-cell" style:parent-style-name="Default">
      <style:table-cell-properties fo:border="0.74pt solid #b2b2b2"/>
      <style:map style:condition="cell-content()=&quot;passed&quot;" style:apply-style-name="Good" style:base-cell-address="suites.A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it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column table:style-name="co5" table:default-cell-style-name="ce5"/>
        <table:table-column table:style-name="co2" table:number-columns-repeated="1014" table:default-cell-style-name="ce5"/>
        <table:table-column table:style-name="co6" table:number-columns-repeated="3" table:default-cell-style-name="ce5"/>
        <table:table-column table:style-name="co6" table:number-columns-repeated="2" table:default-cell-style-name="ce16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Feature</text:p>
          </table:table-cell>
          <table:table-cell table:style-name="ce10" office:value-type="string" calcext:value-type="string">
            <text:p>Descrição</text:p>
          </table:table-cell>
          <table:table-cell table:style-name="ce3" office:value-type="string" calcext:value-type="string">
            <text:p>Arquivo</text:p>
          </table:table-cell>
          <table:table-cell table:style-name="ce3" table:number-columns-repeated="1017"/>
          <table:table-cell table:style-name="ce14" table:number-columns-repeated="2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atualizar cadastro com sucesso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atualizar perfil com sucesso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criar usuario com sucess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deletar usuario com sucesso</text:p>
          </table:table-cell>
          <table:table-cell office:value-type="string" calcext:value-type="string">
            <text:p>Usuari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com cargo vazio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com cargos inválidos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com id inválido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sem auth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sem cargos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sem nome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listar os usuarios de acordo com o schema</text:p>
          </table:table-cell>
          <table:table-cell table:style-name="ce13" office:value-type="string" calcext:value-type="string">
            <text:p>Usuario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listar todos usuarios com sucesso</text:p>
          </table:table-cell>
          <table:table-cell office:value-type="string" calcext:value-type="string">
            <text:p>UsuarioGet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table:style-name="ce9" office:value-type="string" calcext:value-type="string">
            <text:p>Aceitação</text:p>
          </table:table-cell>
          <table:table-cell table:style-name="ce9" office:value-type="string" calcext:value-type="string">
            <text:p>Usuário</text:p>
          </table:table-cell>
          <table:table-cell table:style-name="ce12" office:value-type="string" calcext:value-type="string">
            <text:p>Deve mudar status com sucesso</text:p>
          </table:table-cell>
          <table:table-cell table:style-name="ce9" office:value-type="string" calcext:value-type="string">
            <text:p>Usuari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com senhas diferentes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sem confirmacaoNovaSenha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sem nome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sem novaSenha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sem senhaAtual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com cargo invalid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com cargos vazi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com email duplicad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com email invalid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sem auth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sem carg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sem email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sem nome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deletar usuario com id inválido</text:p>
          </table:table-cell>
          <table:table-cell office:value-type="string" calcext:value-type="string">
            <text:p>Usuari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deletar usuario sem auth</text:p>
          </table:table-cell>
          <table:table-cell office:value-type="string" calcext:value-type="string">
            <text:p>Usuari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listar todos usuarios sem auth</text:p>
          </table:table-cell>
          <table:table-cell office:value-type="string" calcext:value-type="string">
            <text:p>UsuarioGet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mudar perfil sem auth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mudar status com id inválido</text:p>
          </table:table-cell>
          <table:table-cell office:value-type="string" calcext:value-type="string">
            <text:p>Usuari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mudar status sem auth</text:p>
          </table:table-cell>
          <table:table-cell office:value-type="string" calcext:value-type="string">
            <text:p>Usuari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Criar um responsável com sucesso</text:p>
          </table:table-cell>
          <table:table-cell office:value-type="string" calcext:value-type="string">
            <text:p>Responsave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deletar um responsável com sucesso</text:p>
          </table:table-cell>
          <table:table-cell office:value-type="string" calcext:value-type="string">
            <text:p>Responsave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falhar criar um responsável sem Auth</text:p>
          </table:table-cell>
          <table:table-cell office:value-type="string" calcext:value-type="string">
            <text:p>Responsave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falhar deletar um responsável com id inválido</text:p>
          </table:table-cell>
          <table:table-cell office:value-type="string" calcext:value-type="string">
            <text:p>Responsave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falhar deletar um responsável sem Auth</text:p>
          </table:table-cell>
          <table:table-cell office:value-type="string" calcext:value-type="string">
            <text:p>Responsave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falhar listar todos os responsáveis sem Auth</text:p>
          </table:table-cell>
          <table:table-cell office:value-type="string" calcext:value-type="string">
            <text:p>Responsavel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listar os responsáveis de acordo com o schema</text:p>
          </table:table-cell>
          <table:table-cell table:style-name="ce13" office:value-type="string" calcext:value-type="string">
            <text:p>Responsavel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listar todos os responsáveis com sucesso</text:p>
          </table:table-cell>
          <table:table-cell office:value-type="string" calcext:value-type="string">
            <text:p>Responsavel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retornar um erro criar um responsável sem nome</text:p>
          </table:table-cell>
          <table:table-cell office:value-type="string" calcext:value-type="string">
            <text:p>Responsave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criar um novo processo com sucesso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deletar um processo com sucesso</text:p>
          </table:table-cell>
          <table:table-cell office:value-type="string" calcext:value-type="string">
            <text:p>Process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ao deletar um processo sem auth</text:p>
          </table:table-cell>
          <table:table-cell office:value-type="string" calcext:value-type="string">
            <text:p>Process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ao tentar criar um processo com idEtapa inexistente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criar um novo processo sem auth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criar um novo processo sem dias uteis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criar um novo processo sem duracaoProcesso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listar os processos de acordo com o schema</text:p>
          </table:table-cell>
          <table:table-cell table:style-name="ce13" office:value-type="string" calcext:value-type="string">
            <text:p>Processo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retornar erro ao tentar criar um novo processo sem nome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com dados inválidos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preencher o campo email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preencher o campo senha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 sucesso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retornar erro ao fazer login com email valido e senha invalida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retornar erro ao fazer login sem dados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criar etapa com sucesso</text:p>
          </table:table-cell>
          <table:table-cell office:value-type="string" calcext:value-type="string">
            <text:p>Etap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deletar etapa com sucesso</text:p>
          </table:table-cell>
          <table:table-cell office:value-type="string" calcext:value-type="string">
            <text:p>Etap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editar uma etapa com sucesso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deletar etapa inexistente</text:p>
          </table:table-cell>
          <table:table-cell office:value-type="string" calcext:value-type="string">
            <text:p>Etap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deletar etapa sem Auth</text:p>
          </table:table-cell>
          <table:table-cell office:value-type="string" calcext:value-type="string">
            <text:p>Etap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editar uma etapa com id inválido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editar uma etapa sem Auth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editar uma etapa sem nome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editar uma etapa sem ordemExecucao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listar etapa por id inexistente</text:p>
          </table:table-cell>
          <table:table-cell office:value-type="string" calcext:value-type="string">
            <text:p>EtapaListarPorId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listar etapa por id sem autenticação</text:p>
          </table:table-cell>
          <table:table-cell office:value-type="string" calcext:value-type="string">
            <text:p>EtapaListarPorId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listar etapas sem Auth</text:p>
          </table:table-cell>
          <table:table-cell office:value-type="string" calcext:value-type="string">
            <text:p>Etapa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listar as etapas de acordo com o schema</text:p>
          </table:table-cell>
          <table:table-cell table:style-name="ce13" office:value-type="string" calcext:value-type="string">
            <text:p>Etapa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listar etapa por id com sucesso</text:p>
          </table:table-cell>
          <table:table-cell office:value-type="string" calcext:value-type="string">
            <text:p>EtapaListarPorId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listar etapas com sucesso</text:p>
          </table:table-cell>
          <table:table-cell office:value-type="string" calcext:value-type="string">
            <text:p>Etapa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criar etapa sem auth</text:p>
          </table:table-cell>
          <table:table-cell office:value-type="string" calcext:value-type="string">
            <text:p>Etap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criar etapa sem nome</text:p>
          </table:table-cell>
          <table:table-cell office:value-type="string" calcext:value-type="string">
            <text:p>Etap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criar etapa sem ordem de execução</text:p>
          </table:table-cell>
          <table:table-cell office:value-type="string" calcext:value-type="string">
            <text:p>Etap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alterar o status de uma edição com sucesso</text:p>
          </table:table-cell>
          <table:table-cell office:value-type="string" calcext:value-type="string">
            <text:p>Edica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clonar uma edição com sucesso</text:p>
          </table:table-cell>
          <table:table-cell office:value-type="string" calcext:value-type="string">
            <text:p>EdicaoClon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criar uma edição com sucess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deletar uma edição com sucesso</text:p>
          </table:table-cell>
          <table:table-cell office:value-type="string" calcext:value-type="string">
            <text:p>Edica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editar uma edição com sucess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falhar listar calendario geral da edição sem auth</text:p>
          </table:table-cell>
          <table:table-cell office:value-type="string" calcext:value-type="string">
            <text:p>EdicaoCalendarioGera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fretornar erro ao editar uma edição sem dataInicial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listar as edições de acordo com o schema</text:p>
          </table:table-cell>
          <table:table-cell table:style-name="ce13" office:value-type="string" calcext:value-type="string">
            <text:p>Edicao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listar calendario da edição com sucesso</text:p>
          </table:table-cell>
          <table:table-cell office:value-type="string" calcext:value-type="string">
            <text:p>EdicaoCalendarioEdica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listar calendario geral da edição com sucesso</text:p>
          </table:table-cell>
          <table:table-cell office:value-type="string" calcext:value-type="string">
            <text:p>EdicaoCalendarioGera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listar edições com sucesso</text:p>
          </table:table-cell>
          <table:table-cell office:value-type="string" calcext:value-type="string">
            <text:p>Edicao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alterar status de uma edição sem auth</text:p>
          </table:table-cell>
          <table:table-cell office:value-type="string" calcext:value-type="string">
            <text:p>Edica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Final com tipo inválid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Final igual a Inicial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Final menor que Inicial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Final no formato invalid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Inicial com tipo inválid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Inicial no formato invalid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sem auth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sem dataFinal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sem dataInicial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sem nome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deletar uma edição inexistente</text:p>
          </table:table-cell>
          <table:table-cell office:value-type="string" calcext:value-type="string">
            <text:p>Edica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deletar uma edição sem auth</text:p>
          </table:table-cell>
          <table:table-cell office:value-type="string" calcext:value-type="string">
            <text:p>Edica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 final tipo inva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 inicial tipo inva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Final igual a dataInicial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Final menor que dataInicial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Final no formato Invá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Inicial no formato inva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id invá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sem auth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sem dataFinal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sem nome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listar edições sem Auth</text:p>
          </table:table-cell>
          <table:table-cell office:value-type="string" calcext:value-type="string">
            <text:p>Edicao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tentar alterar status de uma edição com id inválido</text:p>
          </table:table-cell>
          <table:table-cell office:value-type="string" calcext:value-type="string">
            <text:p>Edica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tentar clonar uma edição com id inexistente</text:p>
          </table:table-cell>
          <table:table-cell office:value-type="string" calcext:value-type="string">
            <text:p>EdicaoClon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tentar clonar uma edição sem auth</text:p>
          </table:table-cell>
          <table:table-cell office:value-type="string" calcext:value-type="string">
            <text:p>EdicaoClon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criar um dia não útil com data inicial igual a data final com sucesso</text:p>
          </table:table-cell>
          <table:table-cell office:value-type="string" calcext:value-type="string">
            <text:p>DiaNaoUti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criar um dia não útil com sucesso</text:p>
          </table:table-cell>
          <table:table-cell office:value-type="string" calcext:value-type="string">
            <text:p>DiaNaoUti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deletar um dia não útil com sucesso</text:p>
          </table:table-cell>
          <table:table-cell office:value-type="string" calcext:value-type="string">
            <text:p>DiaNaoUti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editar um dia não útil com data inicial igual a data final com sucesso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editar um dia não útil com sucesso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listar os dias não úteis de acordo com o schema</text:p>
          </table:table-cell>
          <table:table-cell table:style-name="ce13" office:value-type="string" calcext:value-type="string">
            <text:p>DiaNaoUtil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listar todos os dias não úteis com sucesso</text:p>
          </table:table-cell>
          <table:table-cell office:value-type="string" calcext:value-type="string">
            <text:p>DiaNaoUtil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criar um dia não útil sem data inicial</text:p>
          </table:table-cell>
          <table:table-cell office:value-type="string" calcext:value-type="string">
            <text:p>DiaNaoUti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criar um dia não útil sem descrição</text:p>
          </table:table-cell>
          <table:table-cell office:value-type="string" calcext:value-type="string">
            <text:p>DiaNaoUti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listar todos os dias não úteis sem auth</text:p>
          </table:table-cell>
          <table:table-cell office:value-type="string" calcext:value-type="string">
            <text:p>DiaNaoUtil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deletar um dia não útil com id inválido</text:p>
          </table:table-cell>
          <table:table-cell office:value-type="string" calcext:value-type="string">
            <text:p>DiaNaoUti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deletar um dia não útil sem auth</text:p>
          </table:table-cell>
          <table:table-cell office:value-type="string" calcext:value-type="string">
            <text:p>DiaNaoUti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editar um dia não útil com id inválido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editar um dia não útil com sem descrição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editar um dia não útil sem data inicial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Calendário Geral</text:p>
          </table:table-cell>
          <table:table-cell office:value-type="string" calcext:value-type="string">
            <text:p>Deve listar os itens do calendário geral de acordo com o schema</text:p>
          </table:table-cell>
          <table:table-cell table:style-name="ce13" office:value-type="string" calcext:value-type="string">
            <text:p>CalendarioGeral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criar uma área envolvida com sucesso</text:p>
          </table:table-cell>
          <table:table-cell office:value-type="string" calcext:value-type="string">
            <text:p>AreaEnvolvid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deletar uma área envolvida com sucesso</text:p>
          </table:table-cell>
          <table:table-cell office:value-type="string" calcext:value-type="string">
            <text:p>AreaEnvolvid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listar as áreas envolvidas de acordo com o schema</text:p>
          </table:table-cell>
          <table:table-cell table:style-name="ce13" office:value-type="string" calcext:value-type="string">
            <text:p>AreaEnvolvida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listar todas as áreas envolvidas com sucesso</text:p>
          </table:table-cell>
          <table:table-cell office:value-type="string" calcext:value-type="string">
            <text:p>AreaEnvolvida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criar uma área envolvida sem auth</text:p>
          </table:table-cell>
          <table:table-cell office:value-type="string" calcext:value-type="string">
            <text:p>AreaEnvolvid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criar uma área envolvida sem nome</text:p>
          </table:table-cell>
          <table:table-cell office:value-type="string" calcext:value-type="string">
            <text:p>AreaEnvolvid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deletar uma área envolvida com id inválido</text:p>
          </table:table-cell>
          <table:table-cell office:value-type="string" calcext:value-type="string">
            <text:p>AreaEnvolvid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deletar uma área envolvida sem auth</text:p>
          </table:table-cell>
          <table:table-cell office:value-type="string" calcext:value-type="string">
            <text:p>AreaEnvolvid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listar todas as áreas envolvidas sem auth</text:p>
          </table:table-cell>
          <table:table-cell office:value-type="string" calcext:value-type="string">
            <text:p>AreaEnvolvidaListarTest</text:p>
          </table:table-cell>
          <table:table-cell table:number-columns-repeated="101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uites.B2:suites.E2">
            <calcext:condition calcext:apply-style-name="Warning" calcext:value="formula-is([.A2]=passed)" calcext:base-cell-address="suites.A2"/>
            <calcext:condition calcext:apply-style-name="Warning" calcext:value="=0" calcext:base-cell-address="suites.A2"/>
          </calcext:conditional-format>
          <calcext:conditional-format calcext:target-range-address="suites.A1:suites.AMJ1048576">
            <calcext:condition calcext:apply-style-name="Good" calcext:value="=&quot;passed&quot;" calcext:base-cell-address="suites.A1"/>
          </calcext:conditional-format>
        </calcext:conditional-formats>
      </table:table>
      <table:named-expressions/>
      <table:database-ranges>
        <table:database-range table:name="__Anonymous_Sheet_DB__0" table:target-range-address="suites.A1:suites.E138" table:contains-header="false">
          <table:sort>
            <table:sort-by table:field-number="0" table:order="descending" table:data-type="automatic"/>
            <table:sort-by table:field-number="2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/</number:text>
      <number:year/>
    </number:dat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/>
      <number:text>/</number:text>
      <number:month number:textual="true"/>
      <number:text>/</number:text>
      <number:year/>
    </number:date-style>
    <number:date-style style:name="N116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pt-BR</dc:language>
    <dc:date>2022-12-16T18:23:06.228000000</dc:date>
    <meta:editing-cycles>10</meta:editing-cycles>
    <meta:editing-duration>PT4H23M41S</meta:editing-duration>
    <meta:generator>LibreOffice/7.3.7.2$Windows_X86_64 LibreOffice_project/e114eadc50a9ff8d8c8a0567d6da8f454beeb84f</meta:generator>
    <meta:creation-date>2022-12-05T11:45:12.458000000</meta:creation-date>
    <meta:document-statistic meta:table-count="1" meta:cell-count="690" meta:object-count="0"/>
    <meta:user-defined meta:name="AppVersion">15.0000</meta:user-defined>
  </office:meta>
</office:document-meta>
</file>